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cb4" officeooo:paragraph-rsid="000d5cb4"/>
    </style:style>
    <style:style style:name="P2" style:family="paragraph" style:parent-style-name="Standard">
      <style:text-properties fo:language="en" fo:country="US" officeooo:rsid="000f3560" officeooo:paragraph-rsid="000f3560"/>
    </style:style>
    <style:style style:name="P3" style:family="paragraph" style:parent-style-name="Standard">
      <style:text-properties officeooo:rsid="000f3560" officeooo:paragraph-rsid="000f3560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12bb3b" officeooo:paragraph-rsid="0012bb3b"/>
    </style:style>
    <style:style style:name="P5" style:family="paragraph" style:parent-style-name="Standard">
      <style:text-properties officeooo:rsid="001353a0" officeooo:paragraph-rsid="001353a0"/>
    </style:style>
    <style:style style:name="P6" style:family="paragraph" style:parent-style-name="Standard">
      <style:text-properties officeooo:rsid="0015ea33" officeooo:paragraph-rsid="0015ea3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ee0f"/>
    </style:style>
    <style:style style:name="T3" style:family="text">
      <style:text-properties officeooo:rsid="00148e4e"/>
    </style:style>
    <style:style style:name="T4" style:family="text">
      <style:text-properties officeooo:rsid="0015ea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ая документация.</text:p>
      <text:p text:style-name="P2"/>
      <text:p text:style-name="P2">1. <text:span text:style-name="T1">Ос</text:span><text:span text:style-name="T2">н</text:span><text:span text:style-name="T1">овная панель</text:span></text:p>
      <text:p text:style-name="P1">Верхняя панель предназначена для задания группы растений по отношению к теплоустойчивости</text:p>
      <text:p text:style-name="P1">Также можно переключить ручной и автоматический режимы управления.</text:p>
      <text:p text:style-name="P6">Переключение в автоматический режим система переключается при «отмеченной галочке» «Автоматическое управление?»</text:p>
      <text:p text:style-name="P5">Дополнительно в консоль выводятся все необходимые данные при «отмеченной галочке» «<text:span text:style-name="T3">В</text:span>ыводить сообщения?»</text:p>
      <text:p text:style-name="P1"/>
      <text:p text:style-name="P3">2. Панель управления температурой.</text:p>
      <text:p text:style-name="P1">Левая нижняя панель отображает показания температуры и здесь же мы можем вручную переключить состояние <text:span text:style-name="T4">форточки</text:span>.</text:p>
      <text:p text:style-name="P1">Кнопка с надписями "открыто"/"закрыто" на данной панели управляет форточкой.</text:p>
      <text:p text:style-name="P1"/>
      <text:p text:style-name="P3">3. Панель управления освещенностью</text:p>
      <text:p text:style-name="P1">Центральная нижняя панель отображает показания освещенности и дает возможность управлять искусственным освещением.</text:p>
      <text:p text:style-name="P1">Слайдер на этой панели управляет лампой внутреннего освещения.</text:p>
      <text:p text:style-name="P1"/>
      <text:p text:style-name="P3">4. Панель управления влажностью</text:p>
      <text:p text:style-name="P1">Правая нижняя панель отображает показания влажности и дает возможность управлять поливом.</text:p>
      <text:p text:style-name="P1">Кнопка с надписями "ВКЛ"/"ОТКЛ" управляет насосом.</text:p>
      <text:p text:style-name="P1">По умолчанию система работает в автоматическом режи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03:03.421000000</meta:creation-date>
    <dc:date>2017-02-09T17:11:36.775000000</dc:date>
    <meta:editing-duration>PT8M39S</meta:editing-duration>
    <meta:editing-cycles>7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6" meta:word-count="127" meta:character-count="1068" meta:non-whitespace-character-count="957"/>
  </office:meta>
</office:document-meta>
</file>